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mothy P Bouvier - U54038910</text:p>
      <text:p text:style-name="Standard">Documentation of server requests library</text:p>
      <text:p text:style-name="Standard">documented files: server_requests.js, jquery_stuff.js</text:p>
      <text:p text:style-name="Standard"/>
      <text:p text:style-name="P1">Server Request functions:</text:p>
      <text:p text:style-name="Standard"><text:span text:style-name="T1"/></text:p>
      <text:p text:style-name="Standard"><text:span text:style-name="T1"><text:tab/>search:</text:span> [c.1] sends a xmlhttp requests to the findNextSearching_2.php script on the server with uname as an argument for the php script. The function catches the return value of findNextSearching_2.php and prints a message to the browser saying the a game was found or that there are no games currently available. The function also displays the game board upon a successful game match on the server.</text:p>
      <text:p text:style-name="Standard"/>
      <text:p text:style-name="Standard"><text:tab/><text:span text:style-name="T1">getIt:</text:span> [c.2] sends an xmlhttp request to the pollMove_2.php script on the server with uname and table name (table corresponds to the temporary table on the server that contains the current game state) as arguments. The function catches the return value from the server (a Json object) parses it and updates the game board if there is new state. This functions also checks the Json object for an indicator that the game has been won namely a final place holder in the gamestate Json array that contains a string that either says “play_on” or “game_over”.</text:p>
      <text:p text:style-name="Standard"/>
      <text:p text:style-name="Standard"><text:tab/><text:span text:style-name="T1">makeMove(coor): </text:span><text:span text:style-name="T2">[c.3] sends an xmlhttp request to the makeMove_2.php script on the server with uname and table name (corresponding game state table) as arguments. The function catches the return value from the server and updates the board according to a valid or invalid return value from the server.</text:span></text:p>
      <text:p text:style-name="Standard"><text:span text:style-name="T2"/></text:p>
      <text:p text:style-name="Standard"><text:span text:style-name="T2"><text:tab/></text:span><text:span text:style-name="T1">drop_gstate_tbl:</text:span><text:span text:style-name="T2"> [c.4] sends an xmlhttp request to the drop_gstate_tbl.php script on the server with table name (corresponding game state table) as an argument. The function send the requests asyncronously and does not do anything with the return value of the script (whether it gets executed correctly is handled by the server).</text:span></text:p>
      <text:p text:style-name="Standard"><text:span text:style-name="T2"/></text:p>
      <text:p text:style-name="Standard"><text:span text:style-name="T2"><text:tab/></text:span></text:p>
      <text:p text:style-name="P1"><text:span text:style-name="T2">User Interface functions / files:</text:span></text:p>
      <text:p text:style-name="Standard"><text:span text:style-name="T2"/></text:p>
      <text:p text:style-name="Standard"><text:span text:style-name="T2"><text:tab/></text:span><text:span text:style-name="T1">display_searching:</text:span><text:span text:style-name="T2"> [c.5] called by the search function which sets a timer on the functiont to be executed every 300 miliseconds. display_searching function continuously displays “searching”, “searching .”, “searching . .”, and “searching . . .” showing the user that we are waiting for the php script that is looking for a user match to return.</text:span></text:p>
      <text:p text:style-name="Standard"><text:span text:style-name="T2"/></text:p>
      <text:p text:style-name="Standard"><text:span text:style-name="T2"><text:tab/></text:span><text:span text:style-name="T1">jquery_stuff.js: </text:span><text:span text:style-name="T2">[c.6] this file contians a series of jquery function declarations that render the initial user interface as well as jquery click functions that call the appropriate server request functions to update the board UI. (ie. MakeMove(1) would be called if the user clicked on the second box in the tic tac toe grid. Telling the server that the current user is requesting to move into box where coordinate=1)</text:span></text:p>
      <text:p text:style-name="Standard"><text:span text:style-name="T2"/></text:p>
      <text:p text:style-name="Standard"><text:span text:style-name="T2"/></text:p>
      <text:p text:style-name="Standard"/>
      <text:p text:style-name="Standard"><text:tab/></text:p>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thy Bouvier</meta:initial-creator>
    <meta:creation-date>2013-12-02T18:31:47</meta:creation-date>
    <meta:document-statistic meta:table-count="0" meta:image-count="0" meta:object-count="0" meta:page-count="2" meta:paragraph-count="13" meta:word-count="406" meta:character-count="2531"/>
    <dc:date>2013-12-02T19:00:47</dc:date>
    <dc:creator>Timothy Bouvier</dc:creator>
    <meta:editing-duration>PT13M50S</meta:editing-duration>
    <meta:editing-cycles>1</meta:editing-cycles>
    <meta:generator>OpenOffice/4.0.0$Unix OpenOffice.org_project/400m3$Build-9702</meta:generator>
  </office:meta>
</office:document-meta>
</file>